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formula="oooc:=SUM([.A1:.A6])" office:value-type="float" office:value="21">
            <text:p>21</text:p>
          </table:table-cell>
          <table:table-cell table:formula="oooc:=SUM([.$A$1:.B6])" office:value-type="float" office:value="21">
            <text:p>21</text:p>
          </table:table-cell>
          <table:table-cell table:formula="oooc:=[Sheet2.A1]" office:value-type="float" office:value="42">
            <text:p>42</text:p>
          </table:table-cell>
        </table:table-row>
        <table:table-row table:style-name="ro2">
          <table:table-cell office:value-type="string">
            <text:p>ruby: sum(A1:A6)</text:p>
          </table:table-cell>
          <table:table-cell table:formula="oooc:=SUM([.$A$1:.B7])" office:value-type="float" office:value="63">
            <text:p>63</text:p>
          </table:table-cell>
          <table:table-cell/>
        </table:table-row>
        <table:table-row table:style-name="ro3" table:number-rows-repeated="6552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 office:value-type="float" office:value="42">
            <text:p>4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6.06.2007</text:date>, <text:time>17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Preymesser</meta:initial-creator>
    <meta:creation-date>2007-06-20T18:01:40</meta:creation-date>
    <dc:creator>Thomas Preymesser</dc:creator>
    <dc:date>2007-06-26T17:44:45</dc:date>
    <dc:language>de-DE</dc:language>
    <meta:editing-cycles>12</meta:editing-cycles>
    <meta:editing-duration>PT1H25M29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